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DejaVu Sans Mono1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57cm" fo:break-before="auto" style:use-optimal-row-height="true"/>
    </style:style>
    <style:style style:name="ro13" style:family="table-row">
      <style:table-row-properties style:row-height="1.081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078cm" fo:break-before="auto" style:use-optimal-row-height="true"/>
    </style:style>
    <style:style style:name="ro18" style:family="table-row">
      <style:table-row-properties style:row-height="1.42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05cm" fo:break-before="auto" style:use-optimal-row-height="true"/>
    </style:style>
    <style:style style:name="ro21" style:family="table-row">
      <style:table-row-properties style:row-height="1.762cm" fo:break-before="auto" style:use-optimal-row-height="true"/>
    </style:style>
    <style:style style:name="ro22" style:family="table-row">
      <style:table-row-properties style:row-height="0.736cm" fo:break-before="auto" style:use-optimal-row-height="true"/>
    </style:style>
    <style:style style:name="ro23" style:family="table-row">
      <style:table-row-properties style:row-height="1.921cm" fo:break-before="auto" style:use-optimal-row-height="true"/>
    </style:style>
    <style:style style:name="ro24" style:family="table-row">
      <style:table-row-properties style:row-height="4.554cm" fo:break-before="auto" style:use-optimal-row-height="true"/>
    </style:style>
    <style:style style:name="ro25" style:family="table-row">
      <style:table-row-properties style:row-height="3.817cm" fo:break-before="auto" style:use-optimal-row-height="true"/>
    </style:style>
    <style:style style:name="ro26" style:family="table-row">
      <style:table-row-properties style:row-height="2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001cm" fo:break-before="auto" style:use-optimal-row-height="true"/>
    </style:style>
    <style:style style:name="ro29" style:family="table-row">
      <style:table-row-properties style:row-height="3.605cm" fo:break-before="auto" style:use-optimal-row-height="tru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1.184cm" fo:break-before="auto" style:use-optimal-row-height="true"/>
    </style:style>
    <style:style style:name="ro33" style:family="table-row">
      <style:table-row-properties style:row-height="2.263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3.632cm" fo:break-before="auto" style:use-optimal-row-height="true"/>
    </style:style>
    <style:style style:name="ro36" style:family="table-row">
      <style:table-row-properties style:row-height="4.316cm" fo:break-before="auto" style:use-optimal-row-height="true"/>
    </style:style>
    <style:style style:name="ro37" style:family="table-row">
      <style:table-row-properties style:row-height="5.001cm" fo:break-before="auto" style:use-optimal-row-height="true"/>
    </style:style>
    <style:style style:name="ro38" style:family="table-row">
      <style:table-row-properties style:row-height="1.579cm" fo:break-before="auto" style:use-optimal-row-height="true"/>
    </style:style>
    <style:style style:name="ro39" style:family="table-row">
      <style:table-row-properties style:row-height="3.21cm" fo:break-before="auto" style:use-optimal-row-height="true"/>
    </style:style>
    <style:style style:name="ro40" style:family="table-row">
      <style:table-row-properties style:row-height="0.473cm" fo:break-before="auto" style:use-optimal-row-height="true"/>
    </style:style>
    <style:style style:name="ro4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 style:font-name="DejaVu Sans Mono" style:font-name-asian="DejaVu Sans Mono" style:font-name-complex="DejaVu Sans Mono"/>
    </style:style>
    <style:style style:name="T3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 fo:language="zxx" fo:country="none" style:language-asian="zxx" style:country-asian="none" style:language-complex="zxx" style:country-complex="none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80008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800080" fo:font-weight="bold" style:font-weight-asian="bold" style:font-weight-complex="bold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 fo:language="zxx" fo:country="none" style:language-asian="zxx" style:country-asian="none" style:language-complex="zxx" style:country-complex="none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language="none" fo:country="none" style:language-asian="none" style:country-asian="none" style:language-complex="none" style:country-complex="none" fo:font-weight="bold" style:font-weight-asian="bold" style:font-weight-complex="bold"/>
    </style:style>
    <style:style style:name="T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language="zxx" fo:country="none" style:language-asian="zxx" style:country-asian="none" style:language-complex="zxx" style:country-complex="none" fo:font-weight="normal" style:font-weight-asian="normal" style:font-weight-complex="normal"/>
    </style:style>
    <style:style style:name="T4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font-weight="normal" style:font-weight-asian="normal" style:font-weight-complex="normal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0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8000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8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49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50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51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5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3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6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5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0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6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63" style:family="text">
      <style:text-properties style:font-name-asian="DejaVu Sans Mono" style:font-name-complex="DejaVu Sans Mono" style:font-size-asian="8.5pt" style:font-size-complex="8.5pt" fo:color="#008000"/>
    </style:style>
    <style:style style:name="T6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6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6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6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9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4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7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77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81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4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85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86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91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9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9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9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9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10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0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0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0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fo:color="#00a933" fo:font-weight="bold" style:font-weight-asian="bold" style:font-weight-complex="bold"/>
    </style:style>
    <style:style style:name="T10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10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1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14" style:family="text">
      <style:text-properties fo:color="#ce181e" fo:font-weight="bold" style:font-weight-asian="bold" style:font-weight-complex="bold"/>
    </style:style>
    <style:style style:name="T11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1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1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2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2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2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28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31" style:family="text">
      <style:text-properties style:font-name-asian="Consolas" style:font-name-complex="Consolas" style:font-size-asian="9.5pt" style:font-size-complex="9.5pt"/>
    </style:style>
    <style:style style:name="T132" style:family="text">
      <style:text-properties style:text-position="super 58%"/>
    </style:style>
    <style:style style:name="T133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45"/>
          <table:table-cell table:style-name="ce45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  CD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  C</text:span></text:p>
            <text:p><text:span text:style-name="T31">(&lt;TS&gt;)</text:span><text:span text:style-name="T32"> </text:span><text:span text:style-name="T33">AB</text:span><text:span text:style-name="T34">␣␣</text:span></text:p>
            <text:p><text:span text:style-name="T31">(&lt;TS&gt;)</text:span><text:span text:style-name="T32"> </text:span><text:span text:style-name="T33">AB</text:span><text:span text:style-name="T34">␣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>Test includes combination of backspace preceeded by space</text:p>
            <text:p> (was an issue with YAT 2.4.0)</text:p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  CD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  C</text:span></text:p>
            <text:p><text:span text:style-name="T31">(&lt;TS&gt;)</text:span><text:span text:style-name="T32"> </text:span><text:span text:style-name="T33">AB</text:span><text:span text:style-name="T34">␣␣</text:span></text:p>
            <text:p><text:span text:style-name="T31">(&lt;TS&gt;)</text:span><text:span text:style-name="T32"> </text:span><text:span text:style-name="T33">AB</text:span><text:span text:style-name="T34">␣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5">41h 42h 20h 20h 43h 44h 08h 08h 08h 08h 08h 08h 08h 08h 41h 42h 20h 20h 43h 44h</text:span><text:span text:style-name="T29">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Char]</text:p>
          </table:table-cell>
          <table:table-cell table:style-name="ce12" office:value-type="string" calcext:value-type="string">
            <text:p><text:span text:style-name="T31">(&lt;TS&gt;)</text:span><text:span text:style-name="T32"> </text:span><text:span text:style-name="T35">41h 42h 20h 20h 43h 44h 08h 08h 08h 08h 08h 08h 08h 08h 41h 42h 20h 20h 43h 44h</text:span><text:span text:style-name="T29"> 08h 08h 08h 08h 08h 08h 08h 08h</text:span></text:p>
          </table:table-cell>
          <table:table-cell office:value-type="string" calcext:value-type="string">
            <text:p>Ensure that separating spaces and content spaces ar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</text:span><text:span text:style-name="T36">CD</text:span><text:span text:style-name="T37">&lt;BEL&gt;&lt;BS&gt;</text:span><text:span text:style-name="T38">XYZ</text:span></text:p>
            <text:p><text:span text:style-name="T31">(&lt;TS&gt;)</text:span><text:span text:style-name="T32"> </text:span><text:span text:style-name="T33">AB</text:span><text:span text:style-name="T36">CD</text:span><text:span text:style-name="T37">&lt;BEL&gt;&lt;BS&gt;</text:span><text:span text:style-name="T38">XYZ</text:span></text:p>
            <text:p><text:span text:style-name="T31">(&lt;TS&gt;)</text:span><text:span text:style-name="T32"> </text:span><text:span text:style-name="T33">AB  CD</text:span><text:span text:style-name="T39">&lt;BS&gt;&lt;BS&gt;&lt;BS&gt;&lt;BS&gt;&lt;BS&gt;&lt;BS&gt;&lt;BS&gt;&lt;BS&gt;</text:span><text:span text:style-name="T40">AB  CD</text:span><text:span text:style-name="T39">&lt;BS&gt;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C</text:span><text:span text:style-name="T41">&lt;BEL&gt;</text:span><text:span text:style-name="T42">     </text:span><text:span text:style-name="T43">XYZ</text:span><text:span text:style-name="T44"> </text:span><text:span text:style-name="T45">(8)</text:span></text:p>
            <text:p><text:span text:style-name="T31">(&lt;TS&gt;)</text:span><text:span text:style-name="T32"> </text:span><text:span text:style-name="T33">ABCD</text:span><text:span text:style-name="T41">&lt;BEL&gt;</text:span><text:span text:style-name="T40">XYZ</text:span><text:span text:style-name="T44"> </text:span><text:span text:style-name="T45">(8)</text:span></text:p>
            <text:p><text:span text:style-name="T31">(&lt;TS&gt;)</text:span><text:span text:style-name="T32"> </text:span><text:span text:style-name="T46"> </text:span><text:span text:style-name="T47">(0)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48">&lt;CR&gt;</text:span><text:span text:style-name="T49"> </text:span><text:span text:style-name="T29">B</text:span><text:span text:style-name="T4"> </text:span><text:span text:style-name="T48">&lt;LF&gt;</text:span><text:span text:style-name="T49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49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50">A</text:span></text:p>
            <text:p><text:span text:style-name="T50">AB</text:span></text:p>
            <text:p><text:span text:style-name="T50">ABC</text:span></text:p>
            <text:p><text:span text:style-name="T50">ABCD</text:span></text:p>
            <text:p><text:span text:style-name="T50">ABCDE</text:span></text:p>
            <text:p><text:span text:style-name="T50">ABCDEF</text:span></text:p>
            <text:p><text:span text:style-name="T50">ABCDEFG</text:span></text:p>
            <text:p><text:span text:style-name="T50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50">A</text:span></text:p>
            <text:p><text:span text:style-name="T50">AB</text:span></text:p>
            <text:p><text:span text:style-name="T50">ABC</text:span></text:p>
            <text:p><text:span text:style-name="T50">ABCD</text:span></text:p>
            <text:p><text:span text:style-name="T50">ABCD</text:span></text:p>
            <text:p><text:span text:style-name="T50">E</text:span></text:p>
            <text:p><text:span text:style-name="T50">ABCD</text:span></text:p>
            <text:p><text:span text:style-name="T50">EF</text:span></text:p>
            <text:p><text:span text:style-name="T50">ABCD</text:span></text:p>
            <text:p><text:span text:style-name="T50">EFG</text:span></text:p>
            <text:p><text:span text:style-name="T50">ABCD</text:span></text:p>
            <text:p><text:span text:style-name="T50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51">A</text:span><text:span text:style-name="T22"> </text:span><text:span text:style-name="T52">(1)</text:span></text:p>
            <text:p><text:span text:style-name="T51">AB</text:span><text:span text:style-name="T22"> </text:span><text:span text:style-name="T52">(2)</text:span></text:p>
            <text:p><text:span text:style-name="T51">ABC</text:span><text:span text:style-name="T22"> </text:span><text:span text:style-name="T52">(3)</text:span></text:p>
            <text:p><text:span text:style-name="T51">ABCD</text:span><text:span text:style-name="T22"> </text:span><text:span text:style-name="T52">(4)</text:span></text:p>
            <text:p><text:span text:style-name="T51">ABCD</text:span><text:span text:style-name="T22"> </text:span><text:span text:style-name="T52">(4)</text:span></text:p>
            <text:p><text:span text:style-name="T51">E</text:span><text:span text:style-name="T22"> </text:span><text:span text:style-name="T52">(1)</text:span></text:p>
            <text:p><text:span text:style-name="T51">ABCD</text:span><text:span text:style-name="T22"> </text:span><text:span text:style-name="T52">(4)</text:span></text:p>
            <text:p><text:span text:style-name="T51">EF</text:span><text:span text:style-name="T22"> </text:span><text:span text:style-name="T52">(2)</text:span></text:p>
            <text:p><text:span text:style-name="T51">ABCD</text:span><text:span text:style-name="T22"> </text:span><text:span text:style-name="T52">(4)</text:span></text:p>
            <text:p><text:span text:style-name="T51">EFG</text:span><text:span text:style-name="T22"> </text:span><text:span text:style-name="T52">(3)</text:span></text:p>
            <text:p><text:span text:style-name="T51">ABCD</text:span><text:span text:style-name="T22"> </text:span><text:span text:style-name="T52">(4)</text:span></text:p>
            <text:p><text:span text:style-name="T51">EFGH</text:span><text:span text:style-name="T22"> </text:span><text:span text:style-name="T52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80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50">A</text:span><text:span text:style-name="T11">&lt;CR&gt;&lt;LF&gt;</text:span><text:span text:style-name="T49"> </text:span><text:span text:style-name="T5">(3)</text:span></text:p>
            <text:p><text:span text:style-name="T50">AB</text:span><text:span text:style-name="T11">&lt;CR&gt;&lt;LF&gt;</text:span><text:span text:style-name="T49"> </text:span><text:span text:style-name="T5">(4)</text:span></text:p>
            <text:p><text:span text:style-name="T50">ABC</text:span><text:span text:style-name="T11">&lt;CR&gt;</text:span><text:span text:style-name="T49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50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50">ABCD</text:span><text:span text:style-name="T4"> </text:span><text:span text:style-name="T5">(4)</text:span></text:p>
            <text:p><text:span text:style-name="T50">E</text:span><text:span text:style-name="T11">&lt;CR&gt;&lt;LF&gt;</text:span><text:span text:style-name="T49"> </text:span><text:span text:style-name="T5">(3)</text:span></text:p>
            <text:p><text:span text:style-name="T50">ABCD</text:span><text:span text:style-name="T4"> </text:span><text:span text:style-name="T5">(4)</text:span></text:p>
            <text:p><text:span text:style-name="T50">EF</text:span><text:span text:style-name="T11">&lt;CR&gt;&lt;LF&gt;</text:span><text:span text:style-name="T49"> </text:span><text:span text:style-name="T5">(4)</text:span></text:p>
            <text:p><text:span text:style-name="T50">ABCD</text:span><text:span text:style-name="T4"> </text:span><text:span text:style-name="T5">(4)</text:span></text:p>
            <text:p><text:span text:style-name="T50">EFG</text:span><text:span text:style-name="T11">&lt;CR&gt;</text:span><text:span text:style-name="T49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50">ABCD</text:span><text:span text:style-name="T4"> </text:span><text:span text:style-name="T5">(4)</text:span></text:p>
            <text:p><text:span text:style-name="T50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7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50">A</text:span><text:span text:style-name="T4"> </text:span><text:span text:style-name="T5">(1)</text:span></text:p>
            <text:p><text:span text:style-name="T50">AB</text:span><text:span text:style-name="T4"> </text:span><text:span text:style-name="T5">(2)</text:span></text:p>
            <text:p><text:span text:style-name="T50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50">A</text:span><text:span text:style-name="T11">&lt;CR&gt;&lt;LF&gt;</text:span><text:span text:style-name="T49"> </text:span><text:span text:style-name="T5">(3)</text:span></text:p>
            <text:p><text:span text:style-name="T50">AB</text:span><text:span text:style-name="T4"> </text:span><text:span text:style-name="T5">(2)</text:span></text:p>
            <text:p><text:span text:style-name="T50">ABC</text:span><text:span text:style-name="T11">&lt;CR&gt;&lt;LF&gt;</text:span><text:span text:style-name="T49"> </text:span><text:span text:style-name="T5">(5)</text:span></text:p>
          </table:table-cell>
          <table:table-cell table:number-columns-repeated="59"/>
        </table:table-row>
        <table:table-row table:style-name="ro18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50">A</text:span><text:span text:style-name="T11">&lt;CR&gt;&lt;LF&gt;</text:span><text:span text:style-name="T49"> </text:span><text:span text:style-name="T5">(3)</text:span></text:p>
            <text:p><text:span text:style-name="T50">AB</text:span><text:span text:style-name="T4"> </text:span><text:span text:style-name="T5">(2)</text:span></text:p>
            <text:p><text:span text:style-name="T50">ABC</text:span><text:span text:style-name="T11">&lt;CR&gt;&lt;LF&gt;</text:span><text:span text:style-name="T49"> </text:span><text:span text:style-name="T5">(5)</text:span></text:p>
            <text:p><text:span text:style-name="T50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50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91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53">@</text:span><text:span text:style-name="T54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53">@</text:span><text:span text:style-name="T54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50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50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50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50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50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6">A</text:span><text:span text:style-name="T4"> </text:span><text:span text:style-name="T5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57"> </text:span><text:span text:style-name="T58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 </text:span><text:span text:style-name="T60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57"> </text:span><text:span text:style-name="T58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57"> </text:span><text:span text:style-name="T58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57"> </text:span><text:span text:style-name="T58">(1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A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B</text:span><text:span text:style-name="T57"> </text:span><text:span text:style-name="T58">(1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OK</text:span><text:span text:style-name="T57"> </text:span><text:span text:style-name="T58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 </text:span><text:span text:style-name="T60">&lt;NUL&gt;</text:span></text:p>
          </table:table-cell>
          <table:table-cell table:style-name="ce61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69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&lt;NUL&gt;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15">(&lt;TS&gt;)</text:span><text:span text:style-name="T16"> </text:span><text:span text:style-name="T55">(&gt;&gt;)</text:span><text:span text:style-name="T16"> 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&lt;NUL&gt;</text:span><text:span text:style-name="T16"> </text:span><text:span text:style-name="T55">(2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69">Time stamp gets updated !!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&lt;NUL&gt;</text:span><text:span text:style-name="T16"> </text:span><text:span text:style-name="T55">(2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81">(&lt;TS&gt;)</text:span><text:span text:style-name="T87"> </text:span><text:span text:style-name="T88">(&gt;&gt;)</text:span><text:span text:style-name="T87">  </text:span><text:span text:style-name="T88">(0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61">&lt;NUL&gt;</text:span><text:span text:style-name="T16"> </text:span><text:span text:style-name="T55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61">&lt;NUL&gt;&lt;NUL&gt;</text:span><text:span text:style-name="T16"> </text:span><text:span text:style-name="T55">(2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OK</text:span><text:span text:style-name="T57"> </text:span><text:span text:style-name="T58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 </text:span></text:p>
          </table:table-cell>
          <table:table-cell table:style-name="ce61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69">Time stamp gets updated !!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69">Time stamp gets updated !!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15">(&lt;TS&gt;)</text:span><text:span text:style-name="T16"> </text:span><text:span text:style-name="T55">(&lt;&lt;)</text:span><text:span text:style-name="T64">  </text:span><text:span text:style-name="T65">(0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15">(&lt;TS&gt;)</text:span><text:span text:style-name="T16"> </text:span><text:span text:style-name="T55">(&lt;&lt;)</text:span><text:span text:style-name="T64">  </text:span><text:span text:style-name="T65">(0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OK</text:span><text:span text:style-name="T70"> </text:span><text:span text:style-name="T71">(2)</text:span></text:p>
          </table:table-cell>
          <table:table-cell table:style-name="ce70" office:value-type="string" calcext:value-type="string"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15">(&lt;TS&gt;)</text:span><text:span text:style-name="T16"> </text:span><text:span text:style-name="T55">(&gt;&g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OK</text:span><text:span text:style-name="T57"> </text:span><text:span text:style-name="T58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/text:p>
          </table:table-cell>
          <table:table-cell table:style-name="ce61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text:span text:style-name="T92"> </text:span><text:span text:style-name="T93">(1)</text:span></text:p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20">  </text:span><text:span text:style-name="T63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text:span text:style-name="T92"> </text:span><text:span text:style-name="T93">(1)</text:span></text:p>
            <text:p><text:span text:style-name="T81">(&lt;TS&gt;)</text:span><text:span text:style-name="T87"> </text:span><text:span text:style-name="T88">(&lt;&lt;)</text:span><text:span text:style-name="T87">  </text:span><text:span text:style-name="T88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 </text:span><text:span text:style-name="T65">(0)</text:span>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OK</text:span><text:span text:style-name="T70"> </text:span><text:span text:style-name="T71">(2)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text:span text:style-name="T92"> </text:span><text:span text:style-name="T93">(1)</text:span></text:p>
            <text:p><text:span text:style-name="T15">(&lt;TS&gt;)</text:span><text:span text:style-name="T16"> </text:span><text:span text:style-name="T55">(&lt;&lt;)</text:span><text:span text:style-name="T16">  </text:span><text:span text:style-name="T55">(0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OK</text:span><text:span text:style-name="T57"> </text:span><text:span text:style-name="T58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4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A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4">(&gt;&gt;)</text:span><text:span text:style-name="T28"> </text:span><text:span text:style-name="T29">A</text:span><text:span text:style-name="T4"> </text:span><text:span text:style-name="T5">(1)</text:span></text:p>
            <text:p><text:span text:style-name="T75">(TS)</text:span><text:span text:style-name="T7"> </text:span><text:span text:style-name="T8">(&lt;&lt;)</text:span><text:span text:style-name="T7"> </text:span><text:span text:style-name="T56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A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49"> </text:span><text:span text:style-name="T5">(3)</text:span></text:p>
            <text:p><text:span text:style-name="T75">(&lt;TS&gt;)</text:span><text:span text:style-name="T7"> </text:span><text:span text:style-name="T8">(&lt;&lt;)</text:span><text:span text:style-name="T7"> </text:span><text:span text:style-name="T76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A</text:span><text:span text:style-name="T4"> </text:span><text:span text:style-name="T5">(1)</text:span></text:p>
            <text:p><text:span text:style-name="T75">(&lt;TS&gt;</text:span><text:span text:style-name="T7">) </text:span><text:span text:style-name="T8">(&lt;&lt;)</text:span><text:span text:style-name="T7"> </text:span><text:span text:style-name="T56">B</text:span><text:span text:style-name="T78">&lt;CR&gt;&lt;LF&gt;</text:span><text:span text:style-name="T49"> </text:span><text:span text:style-name="T5">(3)</text:span></text:p>
            <text:p><text:span text:style-name="T75">(&lt;TS&gt;)</text:span><text:span text:style-name="T7"> </text:span><text:span text:style-name="T8">(&gt;&gt;)</text:span><text:span text:style-name="T7"> </text:span><text:span text:style-name="T94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77">&lt;TS&gt;</text:span><text:span text:style-name="T27">)</text:span><text:span text:style-name="T28"> </text:span><text:span text:style-name="T74">(&lt;&lt;)</text:span><text:span text:style-name="T28"> </text:span><text:span text:style-name="T60">&lt;NUL&gt;</text:span><text:span text:style-name="T28"> </text:span><text:span text:style-name="T74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77">&lt;TS&gt;</text:span><text:span text:style-name="T27">)</text:span><text:span text:style-name="T28"> </text:span><text:span text:style-name="T74">(&lt;&lt;)</text:span><text:span text:style-name="T28"> </text:span><text:span text:style-name="T60">&lt;NUL&gt;</text:span><text:span text:style-name="T28"> </text:span><text:span text:style-name="T74">(1)</text:span></text:p>
            <text:p><text:span text:style-name="T27">(</text:span><text:span text:style-name="T77">&lt;TS&gt;</text:span><text:span text:style-name="T27">)</text:span><text:span text:style-name="T28"> </text:span><text:span text:style-name="T74">(&gt;&gt;)</text:span><text:span text:style-name="T28"> </text:span><text:span text:style-name="T29">B</text:span><text:span text:style-name="T30">&lt;CR&gt;&lt;LF&gt;</text:span><text:span text:style-name="T49"> </text:span><text:span text:style-name="T5">(3)</text:span></text:p>
            <text:p><text:span text:style-name="T75">(&lt;TS&gt;)</text:span><text:span text:style-name="T7"> </text:span><text:span text:style-name="T8">(&lt;&lt;)</text:span><text:span text:style-name="T7"> </text:span><text:span text:style-name="T56">A</text:span><text:span text:style-name="T78">&lt;CR&gt;&lt;LF&gt;</text:span><text:span text:style-name="T49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B</text:span><text:span text:style-name="T78">&lt;CR&gt;&lt;LF&gt;</text:span><text:span text:style-name="T49"> </text:span><text:span text:style-name="T5">(3)</text:span></text:p>
            <text:p><text:span text:style-name="T75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49"> </text:span><text:span text:style-name="T5">(3)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77">&lt;TS&gt;</text:span><text:span text:style-name="T27">)</text:span><text:span text:style-name="T28"> </text:span><text:span text:style-name="T74">(&lt;&lt;)</text:span><text:span text:style-name="T28"> </text:span><text:span text:style-name="T60">&lt;NUL&gt;</text:span><text:span text:style-name="T28"> </text:span><text:span text:style-name="T74">(1)</text:span></text:p>
            <text:p><text:span text:style-name="T27">(</text:span><text:span text:style-name="T77">&lt;TS&gt;</text:span><text:span text:style-name="T27">)</text:span><text:span text:style-name="T28"> </text:span><text:span text:style-name="T74">(&gt;&gt;)</text:span><text:span text:style-name="T28"> </text:span><text:span text:style-name="T29">B</text:span><text:span text:style-name="T4"> </text:span><text:span text:style-name="T5">(1)</text:span></text:p>
            <text:p><text:span text:style-name="T75">(&lt;TS&gt;)</text:span><text:span text:style-name="T7"> </text:span><text:span text:style-name="T8">(&lt;&lt;)</text:span><text:span text:style-name="T7"> </text:span><text:span text:style-name="T56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B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77">&lt;TS&gt;</text:span><text:span text:style-name="T27">)</text:span><text:span text:style-name="T28"> </text:span><text:span text:style-name="T74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B</text:span><text:span text:style-name="T4"> </text:span><text:span text:style-name="T5">(1)</text:span></text:p>
            <text:p><text:span text:style-name="T75">(&lt;TS&gt;)</text:span><text:span text:style-name="T7"> </text:span><text:span text:style-name="T8">(&lt;&lt;)</text:span><text:span text:style-name="T7"> </text:span><text:span text:style-name="T56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B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B</text:span><text:span text:style-name="T4"> </text:span><text:span text:style-name="T5">(1)</text:span></text:p>
            <text:p><text:span text:style-name="T75">(&lt;TS&gt;)</text:span><text:span text:style-name="T7"> </text:span><text:span text:style-name="T8">(&lt;&lt;)</text:span><text:span text:style-name="T7"> </text:span><text:span text:style-name="T56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4">(&lt;&lt;)</text:span><text:span text:style-name="T28"> </text:span><text:span text:style-name="T56">B</text:span><text:span text:style-name="T4"> </text:span><text:span text:style-name="T5">(1)</text:span></text:p>
            <text:p><text:span text:style-name="T75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/text:p>
          </table:table-cell>
          <table:table-cell table:style-name="ce61" office:value-type="string" calcext:value-type="string"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</text:span><text:span text:style-name="T79">B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lt;&gt;)</text:span><text:span text:style-name="T68"> </text:span><text:span text:style-name="T43">A</text:span><text:span text:style-name="T95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</text:span><text:span text:style-name="T79">B</text:span><text:span text:style-name="T70"> </text:span><text:span text:style-name="T71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A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lt;&gt;)</text:span><text:span text:style-name="T68"> </text:span><text:span text:style-name="T43">A</text:span><text:span text:style-name="T95">B</text:span><text:span text:style-name="T96">A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</text:span><text:span text:style-name="T79">B</text:span><text:span text:style-name="T70"> </text:span><text:span text:style-name="T71">(1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A</text:span><text:span text:style-name="T72"> </text:span><text:span text:style-name="T73">(1)</text:span></text:p>
            <text:p><text:span text:style-name="T15">(&lt;TS&gt;</text:span><text:span text:style-name="T62">)</text:span><text:span text:style-name="T46"> </text:span><text:span text:style-name="T47">(&gt;&gt;)</text:span><text:span text:style-name="T64"> </text:span><text:span text:style-name="T79">B</text:span><text:span text:style-name="T70"> </text:span><text:span text:style-name="T71">(1)</text:span></text:p>
          </table:table-cell>
          <table:table-cell table:style-name="ce70" office:value-type="string" calcext:value-type="string">
            <text:p><text:span text:style-name="T15">(&lt;TS&gt;</text:span><text:span text:style-name="T62">)</text:span><text:span text:style-name="T66"> </text:span><text:span text:style-name="T67">(&lt;&gt;)</text:span><text:span text:style-name="T68"> </text:span><text:span text:style-name="T43">A</text:span><text:span text:style-name="T95">B</text:span><text:span text:style-name="T96">A</text:span><text:span text:style-name="T95">B</text:span><text:span text:style-name="T72"> </text:span><text:span text:style-name="T73">(4)</text:span></text:p>
          </table:table-cell>
          <table:table-cell table:number-columns-repeated="58"/>
        </table:table-row>
        <table:table-row table:style-name="ro23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62">)</text:span><text:span text:style-name="T66"> </text:span><text:span text:style-name="T67">(&lt;&lt;)</text:span><text:span text:style-name="T68"> </text:span><text:span text:style-name="T97">BB</text:span><text:span text:style-name="T72"> </text:span><text:span text:style-name="T73">(2)</text:span></text:p>
            <text:p>...and:</text:p>
            <text:p><text:span text:style-name="T15">(&lt;TS&gt;</text:span><text:span text:style-name="T62">)</text:span><text:span text:style-name="T66"> </text:span><text:span text:style-name="T67">(&gt;&gt;)</text:span><text:span text:style-name="T68"> </text:span><text:span text:style-name="T43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80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81">(&lt;TS&gt;</text:span><text:span text:style-name="T82">)</text:span><text:span text:style-name="T83"> </text:span><text:span text:style-name="T84">(&lt;&lt;)</text:span><text:span text:style-name="T83"> </text:span><text:span text:style-name="T85">41h</text:span><text:span text:style-name="T22"> </text:span><text:span text:style-name="T85">42h</text:span><text:span text:style-name="T22"> </text:span><text:span text:style-name="T85">43h</text:span><text:span text:style-name="T22"> </text:span><text:span text:style-name="T85">44h</text:span><text:span text:style-name="T22"> </text:span><text:span text:style-name="T85">45h</text:span><text:span text:style-name="T22"> </text:span><text:span text:style-name="T85">46h</text:span><text:span text:style-name="T22"> </text:span><text:span text:style-name="T52">(6)</text:span></text:p>
          </table:table-cell>
          <table:table-cell table:style-name="ce70" office:value-type="string" calcext:value-type="string">
            <text:p><text:span text:style-name="T82">(&lt;TS&gt;)</text:span><text:span text:style-name="T83"> </text:span><text:span text:style-name="T84">(&gt;&gt;)</text:span><text:span text:style-name="T83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52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5">(&lt;&lt;)</text:span><text:span text:style-name="T16"> </text:span><text:span text:style-name="T59">41h</text:span><text:span text:style-name="T57"> </text:span><text:span text:style-name="T59">42h</text:span><text:span text:style-name="T57"> </text:span><text:span text:style-name="T59">43h</text:span><text:span text:style-name="T57"> </text:span><text:span text:style-name="T59">44h</text:span><text:span text:style-name="T57"> </text:span><text:span text:style-name="T59">45h</text:span><text:span text:style-name="T57"> </text:span><text:span text:style-name="T59">46h</text:span><text:span text:style-name="T57"> </text:span><text:span text:style-name="T58">(6)</text:span></text:p>
            <text:p><text:span text:style-name="T19">(&lt;TS&gt;)</text:span><text:span text:style-name="T20"> </text:span><text:span text:style-name="T63">(&lt;&lt;)</text:span><text:span text:style-name="T20"> </text:span><text:span text:style-name="T85">41h</text:span><text:span text:style-name="T22"> </text:span><text:span text:style-name="T52">(1)</text:span></text:p>
            <text:p><text:span text:style-name="T81">(&lt;TS&gt;</text:span><text:span text:style-name="T82">)</text:span><text:span text:style-name="T83"> </text:span><text:span text:style-name="T84">(&lt;&lt;)</text:span><text:span text:style-name="T83"> </text:span><text:span text:style-name="T85">41h</text:span><text:span text:style-name="T22"> </text:span><text:span text:style-name="T85">42h</text:span><text:span text:style-name="T22"> </text:span><text:span text:style-name="T85">41h</text:span><text:span text:style-name="T22"> </text:span><text:span text:style-name="T85">42h</text:span><text:span text:style-name="T22"> </text:span><text:span text:style-name="T85">43h</text:span><text:span text:style-name="T22"> ... </text:span><text:span text:style-name="T52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2h</text:span><text:span text:style-name="T57"> </text:span><text:span text:style-name="T17">43h</text:span><text:span text:style-name="T57"> </text:span><text:span text:style-name="T17">44h</text:span><text:span text:style-name="T57"> </text:span><text:span text:style-name="T17">45h</text:span><text:span text:style-name="T57"> </text:span><text:span text:style-name="T17">46h</text:span><text:span text:style-name="T57"> </text:span><text:span text:style-name="T58">(6)</text:span></text:p>
            <text:p><text:span text:style-name="T19">(&lt;TS&gt;)</text:span><text:span text:style-name="T20"> </text:span><text:span text:style-name="T63">(&gt;&gt;)</text:span><text:span text:style-name="T20"> </text:span><text:span text:style-name="T21">41h</text:span><text:span text:style-name="T22"> </text:span><text:span text:style-name="T52">(1)</text:span></text:p>
            <text:p><text:span text:style-name="T82">(&lt;TS&gt;)</text:span><text:span text:style-name="T83"> </text:span><text:span text:style-name="T84">(&gt;&gt;)</text:span><text:span text:style-name="T83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52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4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75">&lt;TS&gt;</text:span><text:span text:style-name="T27">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5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75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2h</text:span><text:span text:style-name="T57"> </text:span><text:span text:style-name="T17">43h</text:span><text:span text:style-name="T57"> </text:span><text:span text:style-name="T17">44h</text:span><text:span text:style-name="T57"> </text:span><text:span text:style-name="T17">45h</text:span><text:span text:style-name="T57"> </text:span><text:span text:style-name="T17">46h</text:span><text:span text:style-name="T57"> </text:span><text:span text:style-name="T58">(6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1h</text:span><text:span text:style-name="T57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52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86">[Error: EOL keyword is not supported for binary terminals!]</text:span></text:p>
            <text:p><text:span text:style-name="T81">(&lt;TS&gt;)</text:span><text:span text:style-name="T87"> </text:span><text:span text:style-name="T88">(&lt;&lt;)</text:span><text:span text:style-name="T87"> </text:span><text:span text:style-name="T89">41h</text:span><text:span text:style-name="T90"> </text:span><text:span text:style-name="T85">41h</text:span><text:span text:style-name="T22"> </text:span><text:span text:style-name="T85">42h</text:span><text:span text:style-name="T22"> </text:span><text:span text:style-name="T52">(3)</text:span></text:p>
            <text:p><text:span text:style-name="T81">(&lt;TS&gt;)</text:span><text:span text:style-name="T83"> </text:span><text:span text:style-name="T84">(&lt;&lt;)</text:span><text:span text:style-name="T83"> </text:span><text:span text:style-name="T85">41h</text:span><text:span text:style-name="T22"> </text:span><text:span text:style-name="T85">42h</text:span><text:span text:style-name="T22"> </text:span><text:span text:style-name="T85">43h</text:span><text:span text:style-name="T22"> </text:span><text:span text:style-name="T52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75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86">[Error: EOL keyword is not supported for binary terminals!]</text:span></text:p>
            <text:p><text:span text:style-name="T15">(&lt;TS&gt;)</text:span><text:span text:style-name="T16"> </text:span><text:span text:style-name="T55">(&lt;&lt;)</text:span><text:span text:style-name="T16"> </text:span><text:span text:style-name="T59">41h</text:span><text:span text:style-name="T57"> </text:span><text:span text:style-name="T59">41h</text:span><text:span text:style-name="T57"> </text:span><text:span text:style-name="T59">42h</text:span><text:span text:style-name="T57"> </text:span><text:span text:style-name="T58">(3)</text:span></text:p>
            <text:p><text:span text:style-name="T15">(&lt;TS&gt;)</text:span><text:span text:style-name="T16"> </text:span><text:span text:style-name="T55">(&lt;&lt;)</text:span><text:span text:style-name="T16"> </text:span><text:span text:style-name="T59">41h</text:span><text:span text:style-name="T57"> </text:span><text:span text:style-name="T59">42h</text:span><text:span text:style-name="T57"> </text:span><text:span text:style-name="T59">43h</text:span><text:span text:style-name="T57"> </text:span><text:span text:style-name="T58">(3)</text:span></text:p>
            <text:p><text:span text:style-name="T15">(&lt;TS&gt;</text:span><text:span text:style-name="T27">)</text:span><text:span text:style-name="T28"> </text:span><text:span text:style-name="T74">(&lt;&lt;)</text:span><text:span text:style-name="T28"> </text:span><text:span text:style-name="T56">41h</text:span><text:span text:style-name="T4"> </text:span><text:span text:style-name="T5">(1)</text:span></text:p>
            <text:p><text:span text:style-name="T15">(&lt;TS&gt;</text:span><text:span text:style-name="T75">)</text:span><text:span text:style-name="T7"> </text:span><text:span text:style-name="T8">(&lt;&lt;)</text:span><text:span text:style-name="T7"> </text:span><text:span text:style-name="T56">42h</text:span><text:span text:style-name="T4"> </text:span><text:span text:style-name="T5">(1)</text:span></text:p>
            <text:p><text:span text:style-name="T75">(&lt;TS&gt;)</text:span><text:span text:style-name="T7"> </text:span><text:span text:style-name="T8">(&lt;&lt;)</text:span><text:span text:style-name="T7"> </text:span><text:span text:style-name="T56">41h</text:span><text:span text:style-name="T4"> </text:span><text:span text:style-name="T56">42h</text:span><text:span text:style-name="T4"> </text:span><text:span text:style-name="T56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1h</text:span><text:span text:style-name="T57"> </text:span><text:span text:style-name="T17">42h</text:span><text:span text:style-name="T57"> </text:span><text:span text:style-name="T58">(3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2h</text:span><text:span text:style-name="T57"> </text:span><text:span text:style-name="T17">43h</text:span><text:span text:style-name="T57"> </text:span><text:span text:style-name="T58">(3)</text:span></text:p>
            <text:p><text:span text:style-name="T15">(&lt;TS&gt;</text:span><text:span text:style-name="T27">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75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81">(&lt;TS&gt;)</text:span><text:span text:style-name="T87"> </text:span><text:span text:style-name="T88">(&gt;&gt;)</text:span><text:span text:style-name="T87"> </text:span><text:span text:style-name="T98">41h</text:span><text:span text:style-name="T90"> </text:span><text:span text:style-name="T98">41h</text:span><text:span text:style-name="T90"> </text:span><text:span text:style-name="T98">42h</text:span><text:span text:style-name="T90"> </text:span><text:span text:style-name="T99">(3)</text:span></text:p>
            <text:p><text:span text:style-name="T81">(&lt;TS&gt;)</text:span><text:span text:style-name="T87"> </text:span><text:span text:style-name="T88">(&gt;&gt;)</text:span><text:span text:style-name="T87"> </text:span><text:span text:style-name="T98">41h</text:span><text:span text:style-name="T90"> </text:span><text:span text:style-name="T98">42h</text:span><text:span text:style-name="T90"> </text:span><text:span text:style-name="T98">43h</text:span><text:span text:style-name="T90"> </text:span><text:span text:style-name="T21">41h</text:span><text:span text:style-name="T22"> </text:span><text:span text:style-name="T21">42h</text:span><text:span text:style-name="T22"> </text:span><text:span text:style-name="T52">(5)</text:span></text:p>
            <text:p><text:span text:style-name="T82">(&lt;TS&gt;)</text:span><text:span text:style-name="T83"> </text:span><text:span text:style-name="T84">(&gt;&gt;)</text:span><text:span text:style-name="T83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75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75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7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4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55">(&gt;&gt;)</text:span><text:span text:style-name="T16"> </text:span><text:span text:style-name="T17">41h</text:span><text:span text:style-name="T57"> </text:span><text:span text:style-name="T17">42h</text:span><text:span text:style-name="T57"> </text:span><text:span text:style-name="T17">43h</text:span><text:span text:style-name="T57"> </text:span><text:span text:style-name="T17">31h</text:span><text:span text:style-name="T57"> </text:span><text:span text:style-name="T17">32h</text:span><text:span text:style-name="T57"> </text:span><text:span text:style-name="T17">33h</text:span><text:span text:style-name="T57"> </text:span><text:span text:style-name="T17">41h</text:span><text:span text:style-name="T57"> </text:span><text:span text:style-name="T29">42h</text:span><text:span text:style-name="T4"> </text:span><text:span text:style-name="T5">(8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100">41h</text:span><text:span text:style-name="T101"> </text:span><text:span text:style-name="T102">42h</text:span><text:span text:style-name="T101"> </text:span><text:span text:style-name="T103">(8)</text:span><text:span text:style-name="T104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81">(&lt;TS&gt;</text:span><text:span text:style-name="T19">)</text:span><text:span text:style-name="T20"> </text:span><text:span text:style-name="T63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4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75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81">(&lt;TS&gt;</text:span><text:span text:style-name="T19">)</text:span><text:span text:style-name="T20"> </text:span><text:span text:style-name="T63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52">(2)</text:span></text:p>
            <text:p><text:span text:style-name="T81">(&lt;TS&gt;</text:span><text:span text:style-name="T82">)</text:span><text:span text:style-name="T83"> </text:span><text:span text:style-name="T84">(&gt;&gt;)</text:span><text:span text:style-name="T83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52">(3)</text:span></text:p>
            <text:p><text:span text:style-name="T81">(&lt;TS&gt;</text:span><text:span text:style-name="T82">)</text:span><text:span text:style-name="T83"> </text:span><text:span text:style-name="T84">(&gt;&gt;)</text:span><text:span text:style-name="T83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7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81">(&lt;TS&gt;</text:span><text:span text:style-name="T19">)</text:span><text:span text:style-name="T20"> </text:span><text:span text:style-name="T63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52">(3)</text:span></text:p>
            <text:p><text:span text:style-name="T81">(&lt;TS&gt;</text:span><text:span text:style-name="T82">)</text:span><text:span text:style-name="T83"> </text:span><text:span text:style-name="T84">(&gt;&gt;)</text:span><text:span text:style-name="T83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52">(4)</text:span></text:p>
            <text:p><text:span text:style-name="T81">(&lt;TS&gt;</text:span><text:span text:style-name="T82">)</text:span><text:span text:style-name="T83"> </text:span><text:span text:style-name="T84">(&gt;&gt;)</text:span><text:span text:style-name="T83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105">123</text:span> AB <text:span text:style-name="T105">C456</text:span></text:p>
          </table:table-cell>
          <table:table-cell office:value-type="string" calcext:value-type="string">
            <text:p>Data sent and received</text:p>
            <text:p>Automatic action is triggered for <text:span text:style-name="T105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75">(&gt;&gt;)</text:span><text:span text:style-name="T7"> </text:span><text:span text:style-name="T29">ABC</text:span></text:p>
            <text:p><text:span text:style-name="T75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75">(&gt;&gt;)</text:span><text:span text:style-name="T7"> </text:span><text:span text:style-name="T29">xyz</text:span></text:p>
            <text:p><text:span text:style-name="T75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8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106">Action: [Line Chart (X = Time)]</text:span></text:p>
            <text:p/>
            <text:p><text:span text:style-name="T106">Trigger:</text:span></text:p>
            <text:p><text:span text:style-name="T107">(</text:span><text:span text:style-name="T106">(?:(?:19|20)\d\d-(?:0[1-9]|1[012])-(?:0[1-9]|[12]\d|3[01]))</text:span><text:span text:style-name="T108">T</text:span><text:span text:style-name="T109">(?:(?:[01]\d|2[0-3]):[0-5]\d:[0-5]\d)</text:span><text:span text:style-name="T110">)</text:span><text:span text:style-name="T109">\s+([-+]?(?:\d+(?:\.\d*)?|\.\d+))\s+([-+]?\d+)\s+([-+]?\d+)\s+([A-Z]{1})\s+</text:span>([A-Za-z]{3})</text:p>
            <text:p/>
            <text:p><text:span text:style-name="T69">Trigger in use is a modified combination of the predefined patterns:</text:span></text:p>
            <text:p><text:span text:style-name="T107">(</text:span><text:span text:style-name="T109">(?:(?:19|20)\d\d-(?:0[1-9]|1[012])-(?:0[1-9]|[12]\d|3[01]))</text:span><text:span text:style-name="T108">T</text:span><text:span text:style-name="T109">(?:(?:[01]\d|2[0-3]):[0-5]\d:[0-5]\d)</text:span><text:span text:style-name="T110">)</text:span></text:p>
            <text:p><text:span text:style-name="T111">                                                                                                                                                                 </text:span><text:span text:style-name="T112">\s+([-+]?(?:\d+(?:\.\d*)?|\.\d+))</text:span></text:p>
            <text:p><text:span text:style-name="T111">                                                                                                                                                                                                                    </text:span><text:span text:style-name="T112">\s+([-+]?\d+)\s+([-+]?\d+)</text:span></text:p>
            <text:p><text:span text:style-name="T111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12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29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106">Action: [Line Chart]</text:span></text:p>
            <text:p/>
            <text:p><text:span text:style-name="T106">Trigger:</text:span></text:p>
            <text:p><text:span text:style-name="T1">([-+]?(?:\d+(?:\.\d*)?|\.\d+))\s+([-+]?\d+)\s+([-+]?\d+)\s+([A-Z]{1})\s+</text:span>([A-Za-z]{3})</text:p>
            <text:p/>
            <text:p><text:span text:style-name="T69">Trigger in use is a modified combination of the predefined patterns:</text:span></text:p>
            <text:p><text:span text:style-name="T25">([-+]?(?:\d+(?:\.\d*)?|\.\d+))</text:span></text:p>
            <text:p><text:span text:style-name="T111">                                               </text:span><text:span text:style-name="T112">\s+([-+]?\d+)\s+([-+]?\d+)</text:span></text:p>
            <text:p><text:span text:style-name="T111">                                                                                          </text:span><text:span text:style-name="T112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105">123</text:span> AB <text:span text:style-name="T105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5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5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5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5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53">...ABC</text:span><text:span text:style-name="T118"> </text:span><text:span text:style-name="T104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5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53">...ABC</text:span><text:span text:style-name="T57"> </text:span><text:span text:style-name="T58">(72) </text:span><text:span text:style-name="T104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5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30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  <text:p><text:span text:style-name="T50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30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  <text:p><text:span text:style-name="T50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3">all 10 matches</text:span></text:p>
            <text:p><text:span text:style-name="T1">Automatic response</text:span> contains <text:span text:style-name="T114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13">all 10 matches</text:span></text:p>
            <text:p><text:span text:style-name="T1">Automatic response</text:span> contains <text:span text:style-name="T114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18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15">   1 </text:span><text:span text:style-name="T116">S S       0.00 g</text:span></text:p>
            <text:p><text:span text:style-name="T115">   2 </text:span><text:span text:style-name="T116">S S       0.00 g</text:span></text:p>
            <text:p><text:span text:style-name="T115">   3 </text:span><text:span text:style-name="T116">S S       0.00 g</text:span></text:p>
            <text:p><text:span text:style-name="T117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15">...</text:span></text:p>
            <text:p><text:span text:style-name="T115"> 101 </text:span><text:span text:style-name="T116">S D       ?.?? g</text:span></text:p>
            <text:p><text:span text:style-name="T115"> 102 </text:span><text:span text:style-name="T116">S D       ?.?? g</text:span></text:p>
            <text:p><text:span text:style-name="T115"> 103 </text:span><text:span text:style-name="T116">S D       ?.?? g</text:span></text:p>
            <text:p><text:span text:style-name="T117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1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15">...</text:span></text:p>
            <text:p><text:span text:style-name="T115"> 201 </text:span><text:span text:style-name="T116">S S       ?.?? g</text:span></text:p>
            <text:p><text:span text:style-name="T115"> 202 </text:span><text:span text:style-name="T116">S S       ?.?? g</text:span></text:p>
            <text:p><text:span text:style-name="T115"> 203 </text:span><text:span text:style-name="T116">S S       ?.?? g</text:span></text:p>
            <text:p><text:span text:style-name="T117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19"> moving below, due to a limitation with '</text:span><text:span text:style-name="T120">FormWindowState</text:span><text:span text:style-name="T121">.Maximized</text:span><text:span text:style-name="T122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7">   </text:span><text:span text:style-name="T58"> </text:span><text:span text:style-name="T123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24"> </text:span><text:span text:style-name="T58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5">(&lt;&lt;)</text:span><text:span text:style-name="T7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7">   </text:span><text:span text:style-name="T58"> </text:span><text:span text:style-name="T123">    in receiving terminal</text:span></text:p>
          </table:table-cell>
          <table:table-cell table:number-columns-repeated="59"/>
        </table:table-row>
        <table:table-row table:style-name="ro23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3">    in receiving terminal</text:span></text:p>
            <text:p><text:span text:style-name="T75">(&lt;&lt;)</text:span><text:span text:style-name="T7"> </text:span><text:span text:style-name="T56">X</text:span><text:span text:style-name="T78">&lt;CR&gt;&lt;LF&gt;</text:span><text:span text:style-name="T49"> </text:span><text:span text:style-name="T5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3">    in receiving terminal</text:span></text:p>
            <text:p><text:span text:style-name="T75">(&lt;&lt;)</text:span><text:span text:style-name="T7"> </text:span><text:span text:style-name="T56">X</text:span><text:span text:style-name="T78">&lt;CR&gt;&lt;LF&gt;</text:span><text:span text:style-name="T49"> </text:span><text:span text:style-name="T5">(3)</text:span></text:p>
            <text:p><text:span text:style-name="T15">(&gt;&gt;)</text:span><text:span text:style-name="T16"> </text:span><text:span text:style-name="T125">&lt;CR&gt;&lt;LF&gt;</text:span><text:span text:style-name="T16"> </text:span><text:span text:style-name="T55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9">A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3">    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4"> </text:span><text:span text:style-name="T58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9">A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3">    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4"> </text:span><text:span text:style-name="T58">(3)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9">A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 </text:span><text:span text:style-name="T55">(0) 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3">    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4"> </text:span><text:span text:style-name="T58">(3)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CR&gt;&lt;LF&gt;</text:span><text:span text:style-name="T16"> </text:span><text:span text:style-name="T55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9">A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</text:p>
            <text:p><text:span text:style-name="T15">(&gt;&gt;)</text:span><text:span text:style-name="T16"> </text:span><text:span text:style-name="T17">X</text:span><text:span text:style-name="T57"> </text:span><text:span text:style-name="T58">(1)</text:span></text:p>
            <text:p><text:span text:style-name="T15">(&lt;&lt;)</text:span><text:span text:style-name="T16">  </text:span><text:span text:style-name="T55">(0)</text:span></text:p>
            <text:p><text:span text:style-name="T15">(&lt;&lt;)</text:span><text:span text:style-name="T16"> </text:span><text:span text:style-name="T59">B</text:span><text:span text:style-name="T57"> </text:span><text:span text:style-name="T58">(1)</text:span>    in sending terminal</text:p>
            <text:p/>
            <text:p><text:span text:style-name="T15">(&gt;&gt;)</text:span><text:span text:style-name="T16"> </text:span><text:span text:style-name="T17">A</text:span><text:span text:style-name="T57"> </text:span><text:span text:style-name="T58">(1)</text:span><text:span text:style-name="T123">    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4"> </text:span><text:span text:style-name="T58">(3)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CR&gt;&lt;LF&gt;</text:span><text:span text:style-name="T16"> </text:span><text:span text:style-name="T55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4"> </text:span><text:span text:style-name="T58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5">(&lt;&lt;)</text:span><text:span text:style-name="T7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7">   </text:span><text:span text:style-name="T58"> </text:span><text:span text:style-name="T123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4"> </text:span><text:span text:style-name="T58">(2)</text:span><text:span text:style-name="T123"> 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4"> </text:span><text:span text:style-name="T58">(2)</text:span><text:span text:style-name="T127"> </text:span><text:span text:style-name="T123">in receiving terminal</text:span></text:p>
            <text:p><text:span text:style-name="T128">(&lt;&lt;)</text:span><text:span text:style-name="T129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LF&gt;</text:span><text:span text:style-name="T16"> </text:span><text:span text:style-name="T55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</text:p>
            <text:p><text:span text:style-name="T75">(&lt;&lt;)</text:span><text:span text:style-name="T7"> </text:span><text:span text:style-name="T56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4"> </text:span><text:span text:style-name="T58">(2)</text:span><text:span text:style-name="T127"> </text:span><text:span text:style-name="T123">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LF&gt;</text:span><text:span text:style-name="T16"> </text:span><text:span text:style-name="T55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4"> </text:span><text:span text:style-name="T58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5">&lt;CR&gt; </text:span><text:span text:style-name="T130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5">&lt;CR&gt;</text:span><text:span text:style-name="T16"> </text:span><text:span text:style-name="T55">(1)</text:span><text:span text:style-name="T130">  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55">(0)</text:span></text:p>
            <text:p/>
            <text:p><text:span text:style-name="T15">(&gt;&gt;)</text:span><text:span text:style-name="T16"> </text:span><text:span text:style-name="T125">&lt;CR&gt;</text:span><text:span text:style-name="T16"> </text:span><text:span text:style-name="T55">(1)</text:span><text:span text:style-name="T130">  in receiving terminal</text:span></text:p>
            <text:p><text:span text:style-name="T128">(&lt;&lt;)</text:span><text:span text:style-name="T129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LF&gt;</text:span><text:span text:style-name="T16"> </text:span><text:span text:style-name="T55">(1)</text:span></text:p>
          </table:table-cell>
          <table:table-cell table:number-columns-repeated="59"/>
        </table:table-row>
        <table:table-row table:style-name="ro34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55">(0)</text:span></text:p>
            <text:p><text:span text:style-name="T75">(&lt;&lt;)</text:span><text:span text:style-name="T7"> </text:span><text:span text:style-name="T56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5">&lt;CR&gt;</text:span><text:span text:style-name="T16"> </text:span><text:span text:style-name="T55">(1)</text:span><text:span text:style-name="T130">  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25">&lt;LF&gt;</text:span><text:span text:style-name="T16"> </text:span><text:span text:style-name="T55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4"> </text:span><text:span text:style-name="T58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5">(&lt;&lt;)</text:span><text:span text:style-name="T7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7">   </text:span><text:span text:style-name="T58"> </text:span><text:span text:style-name="T123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3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4"> </text:span><text:span text:style-name="T58">(2)</text:span><text:span text:style-name="T123"> 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2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</text:p>
            <text:p><text:span text:style-name="T75">(&lt;&lt;)</text:span><text:span text:style-name="T7"> </text:span><text:span text:style-name="T76">&lt;CR&gt;</text:span><text:span text:style-name="T56">B</text:span><text:span text:style-name="T78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4"> </text:span><text:span text:style-name="T58">(2)</text:span><text:span text:style-name="T123"> in receiving terminal</text:span></text:p>
            <text:p><text:span text:style-name="T128">(&lt;&lt;)</text:span><text:span text:style-name="T129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20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A</text:span><text:span text:style-name="T4"> </text:span><text:span text:style-name="T5">(1)</text:span></text:p>
            <text:p><text:span text:style-name="T75">(&gt;&gt;)</text:span><text:span text:style-name="T7"> </text:span><text:span text:style-name="T29">X</text:span><text:span text:style-name="T4"> </text:span><text:span text:style-name="T5">(1)</text:span></text:p>
            <text:p><text:span text:style-name="T75">(&lt;&lt;)</text:span><text:span text:style-name="T7"> </text:span><text:span text:style-name="T76">&lt;CR&gt;</text:span><text:span text:style-name="T56">B</text:span><text:span text:style-name="T78">&lt;LF&gt;</text:span><text:span text:style-name="T49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4"> </text:span><text:span text:style-name="T58">(2)</text:span><text:span text:style-name="T123"> in receiving terminal</text:span></text:p>
            <text:p><text:span text:style-name="T128">(&lt;&lt;)</text:span><text:span text:style-name="T129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24"> </text:span><text:span text:style-name="T58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6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5">&lt;CR&gt; </text:span><text:span text:style-name="T130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3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5">&lt;CR&gt;</text:span><text:span text:style-name="T16"> </text:span><text:span text:style-name="T55">(1)</text:span><text:span text:style-name="T130">  in receiving terminal</text:span></text:p>
            <text:p><text:span text:style-name="T15">(&lt;&lt;)</text:span><text:span text:style-name="T16"> </text:span><text:span text:style-name="T59">X</text:span><text:span text:style-name="T126">&lt;CR&gt;&lt;LF&gt;</text:span><text:span text:style-name="T124"> </text:span><text:span text:style-name="T58">(3)</text:span></text:p>
          </table:table-cell>
          <table:table-cell table:number-columns-repeated="59"/>
        </table:table-row>
        <table:table-row table:style-name="ro33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75">(&lt;&lt;)</text:span><text:span text:style-name="T7"> </text:span><text:span text:style-name="T76">&lt;CR&gt;</text:span><text:span text:style-name="T56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25">&lt;CR&gt;</text:span><text:span text:style-name="T16"> </text:span><text:span text:style-name="T55">(1)</text:span><text:span text:style-name="T130">  in receiving terminal</text:span></text:p>
            <text:p><text:span text:style-name="T128">(&lt;&lt;)</text:span><text:span text:style-name="T129"> </text:span><text:span text:style-name="T59">X</text:span><text:span text:style-name="T126">&lt;CR&gt;&lt;LF&gt;</text:span><text:span text:style-name="T124"> </text:span><text:span text:style-name="T58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4"> </text:span><text:span text:style-name="T58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60">&lt;CR&gt;</text:span><text:span text:style-name="T28"> </text:span><text:span text:style-name="T74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49"> </text:span><text:span text:style-name="T5">(3)</text:span></text:p>
            <text:p><text:span text:style-name="T75">(&lt;&lt;)</text:span><text:span text:style-name="T7"> </text:span><text:span text:style-name="T56">B</text:span><text:span text:style-name="T78">&lt;CR&gt;&lt;LF&gt;</text:span><text:span text:style-name="T49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office:value-type="string" calcext:value-type="string">
            <text:p>Find field turns white = "reset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">Expected lines get highlighted</text:span></text:p>
            <text:p><text:span text:style-name="T1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 line in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B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8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131">Note that display elements are text-only and no longer contain the underlying typed</text:span></text:p>
            <text:p><text:span text:style-name="T131">information such as the time stamp of the origin. Since the XML schema is strongly-</text:span></text:p>
            <text:p><text:span text:style-name="T131">typed again, the items need to be reconstructed. Not optimal, but simply a trade-off</text:span></text:p>
            <text:p><text:span text:style-name="T131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32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2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2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2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2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1<text:span text:style-name="T132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0">
          <table:table-cell table:number-columns-repeated="3"/>
          <table:table-cell office:value-type="string" calcext:value-type="string">
            <text:p>"Help &gt; About" &gt; Click slightly above the right end of the 2<text:span text:style-name="T132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32">rd</text:span> line</text:p>
          </table:table-cell>
          <table:table-cell office:value-type="string" calcext:value-type="string">
            <text:p>Repeat steps above, except <text:span text:style-name="T133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29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7:'YAT.Domain.Terminal'.E108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DejaVu Sans Mono1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.00.0000</text:date>, <text:time style:data-style-name="N2" text:time-value="17:26:13.7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4DT4H40M2S</meta:editing-duration>
    <meta:editing-cycles>702</meta:editing-cycles>
    <meta:generator>LibreOffice/6.4.7.2$Windows_X86_64 LibreOffice_project/639b8ac485750d5696d7590a72ef1b496725cfb5</meta:generator>
    <dc:date>2021-04-17T07:34:33.164000000</dc:date>
    <meta:print-date>2013-02-02T14:44:49.07</meta:print-date>
    <meta:document-statistic meta:table-count="13" meta:cell-count="2701" meta:object-count="0"/>
    <meta:user-defined meta:name="Info 1"/>
    <meta:user-defined meta:name="Info 2"/>
    <meta:user-defined meta:name="Info 3"/>
    <meta:user-defined meta:name="Info 4"/>
  </office:meta>
</office:document-meta>
</file>